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2000001BBDE15DA4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4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Tahoma" svg:font-family="Tahoma" style:font-adornments="Negrito" style:font-family-generic="swiss" style:font-pitch="variable"/>
    <style:font-face style:name="Tahoma1" svg:font-family="Tahoma" style:font-adornments="Normal" style:font-family-generic="swiss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12" style:family="table">
      <style:table-properties style:width="16.833cm" fo:margin-left="0.041cm" fo:margin-right="0.127cm" table:align="margins" style:writing-mode="lr-tb"/>
    </style:style>
    <style:style style:name="Tabela12.A" style:family="table-column">
      <style:table-column-properties style:column-width="4.082cm" style:rel-column-width="15891*"/>
    </style:style>
    <style:style style:name="Tabela12.B" style:family="table-column">
      <style:table-column-properties style:column-width="2.193cm" style:rel-column-width="8536*"/>
    </style:style>
    <style:style style:name="Tabela12.C" style:family="table-column">
      <style:table-column-properties style:column-width="7.006cm" style:rel-column-width="27277*"/>
    </style:style>
    <style:style style:name="Tabela12.D" style:family="table-column">
      <style:table-column-properties style:column-width="3.552cm" style:rel-column-width="13831*"/>
    </style:style>
    <style:style style:name="Tabela12.1" style:family="table-row">
      <style:table-row-properties style:keep-together="true" fo:keep-together="auto"/>
    </style:style>
    <style:style style:name="Tabela12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2.D1" style:family="table-cell">
      <style:table-cell-properties style:vertical-align="top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2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2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02cm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02cm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02cm solid #000000"/>
    </style:style>
    <style:style style:name="Tabela9" style:family="table">
      <style:table-properties style:width="16.304cm" table:align="left" style:writing-mode="lr-tb"/>
    </style:style>
    <style:style style:name="Tabela9.A" style:family="table-column">
      <style:table-column-properties style:column-width="7.752cm"/>
    </style:style>
    <style:style style:name="Tabela9.B" style:family="table-column">
      <style:table-column-properties style:column-width="8.551cm"/>
    </style:style>
    <style:style style:name="Tabela9.1" style:family="table-row">
      <style:table-row-properties style:min-row-height="0.737cm" style:keep-together="true" fo:keep-together="auto"/>
    </style:style>
    <style:style style:name="Tabela9.A1" style:family="table-cell">
      <style:table-cell-properties style:vertical-align="middle" fo:background-color="#e6e6e6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9.B1" style:family="table-cell">
      <style:table-cell-properties style:vertical-align="middle" fo:background-color="#e6e6e6" fo:padding="0cm" fo:border="0.018cm solid #000000" style:writing-mode="lr-tb">
        <style:background-image/>
      </style:table-cell-properties>
    </style:style>
    <style:style style:name="Tabela9.2" style:family="table-row">
      <style:table-row-properties style:min-row-height="1.722cm" style:keep-together="true" fo:keep-together="auto"/>
    </style:style>
    <style:style style:name="Tabela9.A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ela9.B2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02cm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002cm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002cm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7cm" style:rel-column-width="65535*"/>
    </style:style>
    <style:style style:name="Tabela16.A1" style:family="table-cell">
      <style:table-cell-properties fo:padding="0.097cm" fo:border="0.002cm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7cm" style:rel-column-width="65535*"/>
    </style:style>
    <style:style style:name="Tabela17.A1" style:family="table-cell">
      <style:table-cell-properties fo:padding="0.097cm" fo:border="0.002cm solid #000000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7cm" style:rel-column-width="65535*"/>
    </style:style>
    <style:style style:name="Tabela33.A1" style:family="table-cell">
      <style:table-cell-properties fo:padding="0.097cm" fo:border="0.002cm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7cm" style:rel-column-width="65535*"/>
    </style:style>
    <style:style style:name="Tabela18.A1" style:family="table-cell">
      <style:table-cell-properties fo:padding="0.097cm" fo:border="0.002cm solid #000000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7cm" style:rel-column-width="65535*"/>
    </style:style>
    <style:style style:name="Tabela30.A1" style:family="table-cell">
      <style:table-cell-properties fo:padding="0.097cm" fo:border="0.002cm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02cm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02cm solid #000000"/>
    </style:style>
    <style:style style:name="Tabela2" style:family="table">
      <style:table-properties style:width="16.706cm" fo:margin-left="0.168cm" fo:margin-right="0.127cm" table:align="margins" style:writing-mode="lr-tb"/>
    </style:style>
    <style:style style:name="Tabela2.A" style:family="table-column">
      <style:table-column-properties style:column-width="8.634cm" style:rel-column-width="33871*"/>
    </style:style>
    <style:style style:name="Tabela2.B" style:family="table-column">
      <style:table-column-properties style:column-width="8.072cm" style:rel-column-width="31664*"/>
    </style:style>
    <style:style style:name="Tabela2.1" style:family="table-row">
      <style:table-row-properties style:min-row-height="0.159cm" style:keep-together="true" fo:keep-together="auto"/>
    </style:style>
    <style:style style:name="Tabela2.A1" style:family="table-cell">
      <style:table-cell-properties style:vertical-align="middle" fo:background-color="#cccccc" fo:padding="0.185cm" fo:border="0.002cm solid #000000" style:writing-mode="lr-tb">
        <style:background-image/>
      </style:table-cell-properties>
    </style:style>
    <style:style style:name="Tabela2.2" style:family="table-row">
      <style:table-row-properties style:min-row-height="0.423cm" style:keep-together="true" fo:keep-together="auto"/>
    </style:style>
    <style:style style:name="Tabela2.A2" style:family="table-cell">
      <style:table-cell-properties style:vertical-align="middle" fo:background-color="#e6e6ff" fo:padding="0.185cm" fo:border-left="0.002cm solid #000000" fo:border-right="none" fo:border-top="none" fo:border-bottom="0.002cm solid #000000" style:writing-mode="lr-tb">
        <style:background-image/>
      </style:table-cell-properties>
    </style:style>
    <style:style style:name="Tabela2.B2" style:family="table-cell">
      <style:table-cell-properties style:vertical-align="middle" fo:background-color="#e6e6ff" fo:padding="0.185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2.3" style:family="table-row">
      <style:table-row-properties style:min-row-height="3.69cm" style:keep-together="true" fo:keep-together="auto"/>
    </style:style>
    <style:style style:name="Tabela2.A3" style:family="table-cell">
      <style:table-cell-properties style:vertical-align="middle" fo:padding="0.185cm" fo:border-left="0.002cm solid #000000" fo:border-right="none" fo:border-top="none" fo:border-bottom="0.002cm solid #000000" style:writing-mode="lr-tb"/>
    </style:style>
    <style:style style:name="Tabela2.B3" style:family="table-cell">
      <style:table-cell-properties style:vertical-align="middle" fo:padding="0.185cm" fo:border-left="0.002cm solid #000000" fo:border-right="0.002cm solid #000000" fo:border-top="none" fo:border-bottom="0.002cm solid #000000" style:writing-mode="lr-tb"/>
    </style:style>
    <style:style style:name="Tabela2.4" style:family="table-row">
      <style:table-row-properties style:min-row-height="0.397cm" style:keep-together="true" fo:keep-together="auto"/>
    </style:style>
    <style:style style:name="Tabela3" style:family="table">
      <style:table-properties style:width="16.706cm" fo:margin-left="0.168cm" fo:margin-right="0.127cm" table:align="margins" style:writing-mode="lr-tb"/>
    </style:style>
    <style:style style:name="Tabela3.A" style:family="table-column">
      <style:table-column-properties style:column-width="16.706cm" style:rel-column-width="65535*"/>
    </style:style>
    <style:style style:name="Tabela3.1" style:family="table-row">
      <style:table-row-properties style:min-row-height="0.159cm" style:keep-together="true" fo:keep-together="auto"/>
    </style:style>
    <style:style style:name="Tabela3.A1" style:family="table-cell">
      <style:table-cell-properties style:vertical-align="middle" fo:background-color="#cccccc" fo:padding="0.185cm" fo:border="0.002cm solid #000000" style:writing-mode="lr-tb">
        <style:background-image/>
      </style:table-cell-properties>
    </style:style>
    <style:style style:name="Tabela3.2" style:family="table-row">
      <style:table-row-properties style:min-row-height="0.423cm" style:keep-together="true" fo:keep-together="auto"/>
    </style:style>
    <style:style style:name="Tabela3.A2" style:family="table-cell">
      <style:table-cell-properties style:vertical-align="middle" fo:background-color="#e6e6ff" fo:padding="0.185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3.3" style:family="table-row">
      <style:table-row-properties style:min-row-height="1.799cm" style:keep-together="true" fo:keep-together="auto"/>
    </style:style>
    <style:style style:name="Tabela3.A3" style:family="table-cell">
      <style:table-cell-properties style:vertical-align="middle" fo:padding="0.185cm" fo:border-left="0.002cm solid #000000" fo:border-right="0.002cm solid #000000" fo:border-top="none" fo:border-bottom="0.002cm solid #000000" style:writing-mode="lr-tb"/>
    </style:style>
    <style:style style:name="Tabela3.4" style:family="table-row">
      <style:table-row-properties style:min-row-height="0.397cm" style:keep-together="true" fo:keep-together="auto"/>
    </style:style>
    <style:style style:name="P1" style:family="paragraph" style:parent-style-name="Standard">
      <style:paragraph-properties fo:margin-left="-0.035cm" fo:margin-right="0.005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2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Tahoma2"/>
    </style:style>
    <style:style style:name="P3" style:family="paragraph" style:parent-style-name="Table_20_Contents">
      <style:paragraph-properties fo:text-align="center" style:justify-single-word="false"/>
      <style:text-properties style:font-name="Tahoma2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Tahoma2" fo:font-size="10pt" style:font-size-asian="10pt" style:font-name-complex="Tahoma2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Tahoma2" fo:font-size="10pt" officeooo:paragraph-rsid="000c9631" style:font-size-asian="10pt" style:font-name-complex="Tahoma2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Tahoma2" fo:font-size="10pt" officeooo:paragraph-rsid="00171951" style:font-size-asian="10pt" style:font-name-complex="Tahoma2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Tahoma2" fo:font-size="10pt" officeooo:paragraph-rsid="001aaef7" style:font-size-asian="10pt" style:font-name-complex="Tahoma2" style:font-size-complex="10pt"/>
    </style:style>
    <style:style style:name="P8" style:family="paragraph" style:parent-style-name="Table_20_Contents">
      <style:text-properties style:font-name="Tahoma2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ahoma2" fo:font-size="10pt" officeooo:rsid="000a3352" officeooo:paragraph-rsid="000a3352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ahoma2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font-name="Tahoma2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Tahoma2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9pt" fo:language="pt" fo:country="BR" fo:font-weight="normal" style:font-size-asian="9pt" style:font-weight-asian="normal" style:font-name-complex="Arial" style:font-size-complex="9pt" style:font-weight-complex="normal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Tahoma2" fo:font-size="10pt" fo:font-weight="bold" officeooo:rsid="000f3e3c" officeooo:paragraph-rsid="000f3e3c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Tahoma2" fo:font-size="8pt" fo:font-weight="bold" style:font-size-asian="8pt" style:font-weight-asian="bold" style:font-size-complex="8pt" style:font-weight-complex="bold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style:font-name="Tahoma2" fo:font-size="8pt" style:font-size-asian="8pt" style:font-size-complex="8pt"/>
    </style:style>
    <style:style style:name="P19" style:family="paragraph" style:parent-style-name="Standard">
      <style:paragraph-properties fo:text-align="end" style:justify-single-word="false"/>
      <style:text-properties style:font-name="Tahoma2" fo:font-size="8pt" style:font-size-asian="8pt" style:font-size-complex="8pt"/>
    </style:style>
    <style:style style:name="P20" style:family="paragraph" style:parent-style-name="Standard">
      <style:text-properties style:font-name="Tahoma2" fo:font-size="8pt" officeooo:paragraph-rsid="000ffa3b" style:font-size-asian="8pt" style:font-size-complex="8pt"/>
    </style:style>
    <style:style style:name="P21" style:family="paragraph" style:parent-style-name="Standard">
      <style:paragraph-properties fo:text-align="end" style:justify-single-word="false"/>
      <style:text-properties style:font-name="Tahoma2" fo:font-size="16pt" fo:language="pt" fo:country="BR" fo:font-weight="bold" style:font-size-asian="16pt" style:font-weight-asian="bold" style:font-name-complex="Arial" style:font-size-complex="16pt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Tahoma2" fo:font-size="20pt" fo:font-weight="bold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officeooo:paragraph-rsid="000c9631"/>
    </style:style>
    <style:style style:name="P2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text-properties fo:color="#0000ff" style:font-name="Tahoma2" fo:font-size="8pt" fo:font-style="italic" style:font-size-asian="8pt" style:font-style-asian="italic" style:font-size-complex="8pt" style:font-style-complex="italic"/>
    </style:style>
    <style:style style:name="P28" style:family="paragraph" style:parent-style-name="Standard">
      <style:paragraph-properties fo:text-align="justify" style:justify-single-word="false"/>
      <style:text-properties fo:color="#0000ff" style:font-name="Tahoma2" fo:font-size="8pt" fo:font-style="italic" style:font-size-asian="8pt" style:font-style-asian="italic" style:font-size-complex="8pt" style:font-style-complex="italic"/>
    </style:style>
    <style:style style:name="P29" style:family="paragraph" style:parent-style-name="Standard">
      <style:paragraph-properties fo:text-align="center" style:justify-single-word="false"/>
      <style:text-properties fo:color="#0000ff" style:font-name="Tahoma2" fo:font-size="8pt" fo:font-style="italic" style:font-size-asian="8pt" style:font-style-asian="italic" style:font-size-complex="8pt" style:font-style-complex="italic"/>
    </style:style>
    <style:style style:name="P30" style:family="paragraph" style:parent-style-name="Standard">
      <style:text-properties fo:color="#0000ff" style:font-name="Tahoma2" fo:font-size="8pt" fo:font-style="italic" officeooo:paragraph-rsid="000a3352" style:font-size-asian="8pt" style:font-style-asian="italic" style:font-size-complex="8pt" style:font-style-complex="italic"/>
    </style:style>
    <style:style style:name="P31" style:family="paragraph" style:parent-style-name="Standard">
      <style:text-properties fo:color="#0000ff" style:font-name="Tahoma2" fo:font-size="8pt" fo:font-style="italic" officeooo:paragraph-rsid="000c9631" style:font-size-asian="8pt" style:font-style-asian="italic" style:font-size-complex="8pt" style:font-style-complex="italic"/>
    </style:style>
    <style:style style:name="P32" style:family="paragraph" style:parent-style-name="Standard">
      <style:text-properties fo:color="#0000ff" style:font-name="Tahoma2" fo:font-size="8pt" fo:font-style="italic" officeooo:paragraph-rsid="000ffa3b" style:font-size-asian="8pt" style:font-style-asian="italic" style:font-size-complex="8pt" style:font-style-complex="italic"/>
    </style:style>
    <style:style style:name="P33" style:family="paragraph" style:parent-style-name="Standard">
      <style:text-properties fo:color="#0000ff" style:font-name="Tahoma2" fo:font-size="8pt" fo:font-style="italic" officeooo:paragraph-rsid="00114278" style:font-size-asian="8pt" style:font-style-asian="italic" style:font-size-complex="8pt" style:font-style-complex="italic"/>
    </style:style>
    <style:style style:name="P34" style:family="paragraph" style:parent-style-name="Standard">
      <style:text-properties fo:color="#0000ff" style:font-name="Tahoma2" fo:font-size="8pt" fo:font-style="italic" officeooo:paragraph-rsid="0011ed12" style:font-size-asian="8pt" style:font-style-asian="italic" style:font-size-complex="8pt" style:font-style-complex="italic"/>
    </style:style>
    <style:style style:name="P35" style:family="paragraph" style:parent-style-name="Standard">
      <style:text-properties fo:color="#0000ff" style:font-name="Tahoma2" fo:font-size="8pt" fo:font-style="italic" officeooo:paragraph-rsid="00130a64" style:font-size-asian="8pt" style:font-style-asian="italic" style:font-size-complex="8pt" style:font-style-complex="italic"/>
    </style:style>
    <style:style style:name="P36" style:family="paragraph" style:parent-style-name="Standard">
      <style:text-properties fo:color="#0000ff" style:font-name="Tahoma2" fo:font-size="8pt" fo:font-style="italic" officeooo:paragraph-rsid="0013242b" style:font-size-asian="8pt" style:font-style-asian="italic" style:font-size-complex="8pt" style:font-style-complex="italic"/>
    </style:style>
    <style:style style:name="P37" style:family="paragraph" style:parent-style-name="Standard">
      <style:text-properties fo:color="#0000ff" style:font-name="Tahoma2" fo:font-size="8pt" fo:font-style="italic" officeooo:paragraph-rsid="00171951" style:font-size-asian="8pt" style:font-style-asian="italic" style:font-size-complex="8pt" style:font-style-complex="italic"/>
    </style:style>
    <style:style style:name="P38" style:family="paragraph" style:parent-style-name="Standard">
      <style:text-properties fo:color="#0000ff" style:font-name="Tahoma2" fo:font-size="8pt" fo:font-style="italic" officeooo:rsid="00171951" officeooo:paragraph-rsid="00171951" style:font-size-asian="8pt" style:font-style-asian="italic" style:font-size-complex="8pt" style:font-style-complex="italic"/>
    </style:style>
    <style:style style:name="P39" style:family="paragraph" style:parent-style-name="Standard">
      <style:text-properties fo:color="#0000ff" style:font-name="Tahoma2" fo:font-size="8pt" fo:font-style="italic" officeooo:paragraph-rsid="001aaef7" style:font-size-asian="8pt" style:font-style-asian="italic" style:font-size-complex="8pt" style:font-style-complex="italic"/>
    </style:style>
    <style:style style:name="P40" style:family="paragraph" style:parent-style-name="Standard">
      <style:paragraph-properties fo:text-align="justify" style:justify-single-word="false"/>
      <style:text-properties fo:color="#0000ff" style:font-name="Tahoma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41" style:family="paragraph" style:parent-style-name="Standard">
      <style:text-properties fo:color="#0000ff" style:font-name="Tahoma2" fo:font-size="13pt" fo:font-style="italic" officeooo:paragraph-rsid="000a3352" style:font-size-asian="13pt" style:font-style-asian="italic" style:font-size-complex="13pt" style:font-style-complex="italic"/>
    </style:style>
    <style:style style:name="P42" style:family="paragraph" style:parent-style-name="Footer">
      <style:paragraph-properties fo:text-align="end" style:justify-single-word="false"/>
      <style:text-properties fo:font-size="6pt" style:font-size-asian="6pt" style:font-size-complex="6pt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Tahoma2" fo:font-size="16pt" fo:font-weight="bold" style:font-size-asian="16pt" style:font-weight-asian="bold" style:font-size-complex="16pt" style:font-weight-complex="bold"/>
    </style:style>
    <style:style style:name="P44" style:family="paragraph" style:parent-style-name="Heading_20_1">
      <style:paragraph-properties fo:break-before="page"/>
      <style:text-properties style:font-name="Tahoma2" fo:font-size="13pt" style:font-size-asian="13pt" style:font-size-complex="13pt"/>
    </style:style>
    <style:style style:name="P45" style:family="paragraph" style:parent-style-name="Text_20_body">
      <style:paragraph-properties fo:text-align="end" style:justify-single-word="false"/>
    </style:style>
    <style:style style:name="P46" style:family="paragraph" style:parent-style-name="Tabletext">
      <style:paragraph-properties style:snap-to-layout-grid="false"/>
    </style:style>
    <style:style style:name="P47" style:family="paragraph" style:parent-style-name="Tabletext">
      <style:paragraph-properties fo:text-align="center" style:justify-single-word="false" style:snap-to-layout-grid="false"/>
    </style:style>
    <style:style style:name="P48" style:family="paragraph" style:parent-style-name="Heading_20_1">
      <style:text-properties style:font-name="Tahoma2" fo:font-size="13pt" style:font-size-asian="13pt" style:font-size-complex="13pt"/>
    </style:style>
    <style:style style:name="P49" style:family="paragraph" style:parent-style-name="Heading_20_1">
      <style:text-properties style:font-name="Tahoma2" fo:font-size="13pt" officeooo:paragraph-rsid="000a3352" style:font-size-asian="13pt" style:font-size-complex="13pt"/>
    </style:style>
    <style:style style:name="P50" style:family="paragraph" style:parent-style-name="Heading_20_1">
      <style:text-properties officeooo:paragraph-rsid="000c9631"/>
    </style:style>
    <style:style style:name="P51" style:family="paragraph" style:parent-style-name="Heading_20_1">
      <style:text-properties fo:font-variant="normal" fo:text-transform="none" style:font-name="Tahoma2" fo:font-size="13pt" officeooo:paragraph-rsid="00171951" style:font-size-asian="13pt" style:font-size-complex="13pt"/>
    </style:style>
    <style:style style:name="P52" style:family="paragraph" style:parent-style-name="Heading_20_1">
      <style:text-properties fo:font-variant="normal" fo:text-transform="none" style:font-name="Tahoma2" fo:font-size="13pt" officeooo:paragraph-rsid="001aaef7" style:font-size-asian="13pt" style:font-size-complex="13pt"/>
    </style:style>
    <style:style style:name="P53" style:family="paragraph" style:parent-style-name="Heading_20_1">
      <style:text-properties officeooo:paragraph-rsid="001aaef7"/>
    </style:style>
    <style:style style:name="P54" style:family="paragraph" style:parent-style-name="Heading_20_2">
      <style:text-properties fo:font-variant="normal" fo:text-transform="none" fo:color="#0000ff" style:font-name="Tahoma2" fo:font-size="8pt" fo:font-style="italic" style:font-size-asian="8pt" style:font-style-asian="italic" style:font-size-complex="8pt" style:font-style-complex="italic"/>
    </style:style>
    <style:style style:name="P55" style:family="paragraph" style:parent-style-name="Standard" style:list-style-name="L1">
      <style:paragraph-properties fo:margin-left="0.048cm" fo:margin-right="0cm" fo:text-align="center" style:justify-single-word="false" fo:text-indent="0cm" style:auto-text-indent="false">
        <style:tab-stops/>
      </style:paragraph-properties>
      <style:text-properties fo:font-variant="normal" fo:text-transform="none" fo:color="#0000ff" style:font-name="Tahoma2" fo:font-size="8pt" fo:letter-spacing="normal" fo:language="pt" fo:country="BR" fo:font-style="italic" fo:font-weight="normal" style:font-size-asian="8pt" style:font-style-asian="italic" style:font-weight-asian="normal" style:font-size-complex="8pt" style:font-style-complex="italic" style:font-weight-complex="bold"/>
    </style:style>
    <style:style style:name="P56" style:family="paragraph" style:parent-style-name="Standard" style:list-style-name="L1">
      <style:paragraph-properties fo:margin-left="-0.035cm" fo:margin-right="0.005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2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language="pt" fo:country="BR" fo:font-weight="normal" style:font-weight-asian="normal" style:font-name-complex="Arial" style:font-weight-complex="normal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officeooo:rsid="000a3352"/>
    </style:style>
    <style:style style:name="T4" style:family="text">
      <style:text-properties fo:font-variant="normal" fo:text-transform="none" officeooo:rsid="000b4475"/>
    </style:style>
    <style:style style:name="T5" style:family="text">
      <style:text-properties fo:font-variant="normal" fo:text-transform="none" officeooo:rsid="000c9631"/>
    </style:style>
    <style:style style:name="T6" style:family="text">
      <style:text-properties fo:font-variant="normal" fo:text-transform="none" officeooo:rsid="000d9b84"/>
    </style:style>
    <style:style style:name="T7" style:family="text">
      <style:text-properties fo:font-variant="normal" fo:text-transform="none" officeooo:rsid="0013242b"/>
    </style:style>
    <style:style style:name="T8" style:family="text">
      <style:text-properties fo:font-variant="normal" fo:text-transform="none" officeooo:rsid="001aaef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ff" style:font-name="Tahoma2" fo:font-size="8pt" fo:language="pt" fo:country="BR" fo:font-style="italic" fo:font-weight="bold" style:font-size-asian="8pt" style:language-asian="pt" style:country-asian="BR" style:font-style-asian="italic" style:font-weight-asian="bold" style:font-size-complex="8pt" style:font-style-complex="italic" style:font-weight-complex="bold"/>
    </style:style>
    <style:style style:name="T11" style:family="text">
      <style:text-properties fo:color="#0000ff" style:font-name="Tahoma2" fo:font-size="8pt" fo:language="pt" fo:country="BR" fo:font-style="italic" fo:font-weight="normal" style:font-size-asian="8pt" style:language-asian="pt" style:country-asian="BR" style:font-style-asian="italic" style:font-weight-asian="normal" style:font-size-complex="8pt" style:font-style-complex="italic" style:font-weight-complex="normal"/>
    </style:style>
    <style:style style:name="T12" style:family="text">
      <style:text-properties fo:color="#0000ff" fo:font-style="italic" style:font-style-asian="italic" style:font-style-complex="italic"/>
    </style:style>
    <style:style style:name="T13" style:family="text">
      <style:text-properties fo:color="#0000ff" fo:font-style="italic" officeooo:rsid="000ffa3b" style:font-style-asian="italic" style:font-style-complex="italic"/>
    </style:style>
    <style:style style:name="T14" style:family="text">
      <style:text-properties fo:color="#0000ff" fo:font-style="italic" officeooo:rsid="00191535" style:font-style-asian="italic" style:font-style-complex="italic"/>
    </style:style>
    <style:style style:name="T15" style:family="text">
      <style:text-properties style:font-name="Tahoma2" fo:font-size="9pt" fo:font-weight="bold" style:font-size-asian="9pt" style:font-weight-asian="bold" style:font-size-complex="9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officeooo:rsid="000a3352"/>
    </style:style>
    <style:style style:name="T18" style:family="text">
      <style:text-properties officeooo:rsid="000fc5d5"/>
    </style:style>
    <style:style style:name="T19" style:family="text">
      <style:text-properties officeooo:rsid="000ffa3b"/>
    </style:style>
    <style:style style:name="T20" style:family="text">
      <style:text-properties officeooo:rsid="00114278"/>
    </style:style>
    <style:style style:name="T21" style:family="text">
      <style:text-properties officeooo:rsid="0011ed12"/>
    </style:style>
    <style:style style:name="T22" style:family="text">
      <style:text-properties officeooo:rsid="00130a64"/>
    </style:style>
    <style:style style:name="T23" style:family="text">
      <style:text-properties officeooo:rsid="0013242b"/>
    </style:style>
    <style:style style:name="T24" style:family="text">
      <style:text-properties officeooo:rsid="00140cb1"/>
    </style:style>
    <style:style style:name="T25" style:family="text">
      <style:text-properties officeooo:rsid="00151334"/>
    </style:style>
    <style:style style:name="T26" style:family="text">
      <style:text-properties officeooo:rsid="00171951"/>
    </style:style>
    <style:style style:name="T27" style:family="text">
      <style:text-properties officeooo:rsid="0017757e"/>
    </style:style>
    <style:style style:name="T28" style:family="text">
      <style:text-properties officeooo:rsid="001aaef7"/>
    </style:style>
    <style:style style:name="T29" style:family="text">
      <style:text-properties officeooo:rsid="001c9dd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variable-decls>
        <text:variable-decl office:value-type="float" text:name="Versã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22">&lt;Sigla do Órgão&gt;</text:p>
      <text:p text:style-name="P22">&lt;Nome do Projeto&gt;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21">Versão do Documento &lt;Nº da versão para o órgão&gt;</text:p>
      <text:p text:style-name="P21">Modelo SISP: <text:span text:style-name="T24">Especificação de Caso de Uso</text:span> v <text:span text:style-name="T29">0.2</text:span></text:p>
      <text:p text:style-name="Text_20_body"/>
      <text:p text:style-name="P13"/>
      <text:p text:style-name="P13"/>
      <text:p text:style-name="P13"/>
      <text:p text:style-name="P13"/>
      <text:p text:style-name="P13"/>
      <text:p text:style-name="P13"/>
      <text:p text:style-name="P19"><text:span text:style-name="T1">Data de Publicação: <text:s/></text:span><text:span text:style-name="T1"><text:date style:data-style-name="N36" text:date-value="2012-04-26T14:58:53">26/04/2012</text:date></text:span></text:p>
      <text:p text:style-name="P43">Histórico da Revisão</text:p>
      <text:p text:style-name="P25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12">Data</text:p>
          </table:table-cell>
          <table:table-cell table:style-name="Tabela12.A1" office:value-type="string">
            <text:p text:style-name="P12">Versão</text:p>
          </table:table-cell>
          <table:table-cell table:style-name="Tabela12.A1" office:value-type="string">
            <text:p text:style-name="P12">Descrição</text:p>
          </table:table-cell>
          <table:table-cell table:style-name="Tabela12.D1" office:value-type="string">
            <text:p text:style-name="P12">Autor</text:p>
          </table:table-cell>
        </table:table-row>
        <table:table-row table:style-name="Tabela12.1">
          <table:table-cell table:style-name="Tabela12.A2" office:value-type="string">
            <text:p text:style-name="P8">&lt;dd/mm/aaaa&gt;</text:p>
          </table:table-cell>
          <table:table-cell table:style-name="Tabela12.A2" office:value-type="string">
            <text:p text:style-name="P8">&lt;x.x&gt;</text:p>
          </table:table-cell>
          <table:table-cell table:style-name="Tabela12.A2" office:value-type="string">
            <text:p text:style-name="P8">&lt;detalhes&gt;</text:p>
          </table:table-cell>
          <table:table-cell table:style-name="Tabela12.D2" office:value-type="string">
            <text:p text:style-name="P8">&lt;nome&gt;</text:p>
          </table:table-cell>
        </table:table-row>
        <table:table-row table:style-name="Tabela12.1">
          <table:table-cell table:style-name="Tabela12.A3" office:value-type="string">
            <text:p text:style-name="P46"/>
          </table:table-cell>
          <table:table-cell table:style-name="Tabela12.A3" office:value-type="string">
            <text:p text:style-name="P47"/>
          </table:table-cell>
          <table:table-cell table:style-name="Tabela12.A3" office:value-type="string">
            <text:p text:style-name="P46"/>
          </table:table-cell>
          <table:table-cell table:style-name="Tabela12.D3" office:value-type="string">
            <text:p text:style-name="Tabletext"/>
          </table:table-cell>
        </table:table-row>
        <table:table-row table:style-name="Tabela12.1">
          <table:table-cell table:style-name="Tabela12.A3" office:value-type="string">
            <text:p text:style-name="P46"/>
          </table:table-cell>
          <table:table-cell table:style-name="Tabela12.A3" office:value-type="string">
            <text:p text:style-name="P47"/>
          </table:table-cell>
          <table:table-cell table:style-name="Tabela12.A3" office:value-type="string">
            <text:p text:style-name="P46"/>
          </table:table-cell>
          <table:table-cell table:style-name="Tabela12.D3" office:value-type="string">
            <text:p text:style-name="Tabletext"/>
          </table:table-cell>
        </table:table-row>
      </table:table>
      <text:p text:style-name="Standard"/>
      <text:p text:style-name="Text_20_body"/>
      <text:h text:style-name="P44" text:outline-level="1"><text:bookmark text:name="1.                  Introduction"/>1.<text:span text:style-name="T2"> </text:span><text:span text:style-name="T3">Nome do Caso de Uso</text:span></text:h>
      <text:p text:style-name="P28">&lt;<text:span text:style-name="T19">Forneça o n</text:span><text:span text:style-name="T18">ome utilizado para </text:span><text:span text:style-name="T19">i</text:span><text:span text:style-name="T18">dentificar o </text:span><text:span text:style-name="T26">c</text:span><text:span text:style-name="T18">aso de </text:span><text:span text:style-name="T26">u</text:span><text:span text:style-name="T18">so</text:span><text:span text:style-name="T19">.</text:span><text:span text:style-name="T9">&gt;</text:span></text:p>
      <text:p text:style-name="P40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4"/>
            <text:p text:style-name="P4"/>
            <text:p text:style-name="P4"/>
          </table:table-cell>
        </table:table-row>
      </table:table>
      <text:h text:style-name="P48" text:outline-level="1"><text:bookmark text:name="2.                  Positioning"/>2.<text:span text:style-name="T2"> </text:span><text:span text:style-name="T3">Objetivo</text:span></text:h>
      <text:p text:style-name="P32">&lt;<text:span text:style-name="T25">Forneça,</text:span><text:span text:style-name="T19"> resumidamente</text:span><text:span text:style-name="T25">, a descrição</text:span><text:span text:style-name="T19"> </text:span><text:span text:style-name="T25">d</text:span><text:span text:style-name="T19">o objetivo do </text:span><text:span text:style-name="T26">c</text:span><text:span text:style-name="T19">aso de </text:span><text:span text:style-name="T26">u</text:span><text:span text:style-name="T19">so, ou seja, a função do sistema que será implementada. A descrição deve ter</text:span><text:span text:style-name="T27">, preferencialmente, </text:span><text:span text:style-name="T19">linguagem natural</text:span>&gt;</text:p>
      <text:p text:style-name="P38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4"/>
            <text:p text:style-name="P4"/>
            <text:p text:style-name="P4"/>
          </table:table-cell>
        </table:table-row>
      </table:table>
      <text:h text:style-name="P48" text:outline-level="1">3. <text:span text:style-name="T17">Tipo de Caso de Uso</text:span></text:h>
      <text:p text:style-name="P27">&lt;<text:span text:style-name="T25">Especifique o tipo de </text:span><text:span text:style-name="T26">c</text:span><text:span text:style-name="T25">aso de </text:span><text:span text:style-name="T26">u</text:span><text:span text:style-name="T25">so como c</text:span><text:span text:style-name="T24">oncreto</text:span><text:span text:style-name="T27"> (processo completo e instanciado)</text:span><text:span text:style-name="T24"> ou abstrato</text:span><text:span text:style-name="T27"> (não instanciado)</text:span>.&gt;</text:p>
      <text:p text:style-name="P27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4"/>
            <text:p text:style-name="P4"/>
            <text:p text:style-name="P4"/>
          </table:table-cell>
        </table:table-row>
      </table:table>
      <text:h text:style-name="P48" text:outline-level="1">4. <text:span text:style-name="T17">Atores</text:span></text:h>
      <text:p text:style-name="P20"><text:span text:style-name="T12">&lt;</text:span><text:span text:style-name="T13">É um papel exercido por alguém que tipicamente solicita ações</text:span><text:span text:style-name="T14"> </text:span><text:span text:style-name="T13">do sistema e recebe reações; alguém que realiza interação direta com o sistema.</text:span><text:span text:style-name="T12">&gt;</text:span></text:p>
      <text:p text:style-name="P41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9">Nome do Ator</text:p>
          </table:table-cell>
          <table:table-cell table:style-name="Tabela9.B1" office:value-type="string">
            <text:p text:style-name="P9">Tipo</text:p>
          </table:table-cell>
        </table:table-row>
        <table:table-row table:style-name="Tabela9.2">
          <table:table-cell table:style-name="Tabela9.A2" office:value-type="string">
            <text:p text:style-name="P30">&lt;Descreva <text:span text:style-name="T24">os nomes dos atores envolvidos</text:span>&gt;</text:p>
          </table:table-cell>
          <table:table-cell table:style-name="Tabela9.B2" office:value-type="string">
            <text:p text:style-name="P30">&lt;<text:span text:style-name="T24">principal ou secundário</text:span>&gt;</text:p>
          </table:table-cell>
        </table:table-row>
      </table:table>
      <text:h text:style-name="P49" text:outline-level="1">5. <text:span text:style-name="T17">Pré-condições</text:span></text:h>
      <text:p text:style-name="P32">&lt;<text:span text:style-name="T19">Nesta seção, é definido o que deve ser verdade antes do início da execução do caso de uso. É a condição essencial para que o caso de uso possa ser realizado. Devem ser listadas as assertivas e condições validadas antes de entrar no caso de uso. Como exemplo, pode-se citar que, se esta condição não for verdadeira, um cadastro não poderá ser </text:span></text:p>
      <text:p text:style-name="P32"><text:span text:style-name="T19">efetuado ou nem mesmo o fluxo do caso de uso poderá ser iniciado. Representa o estado em que um outro caso de uso anterior deixa o sistema para que o caso de uso em questão possa ser iniciado</text:span>&gt;</text:p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4"/>
            <text:p text:style-name="P4"/>
            <text:p text:style-name="P4"/>
          </table:table-cell>
        </table:table-row>
      </table:table>
      <text:h text:style-name="P48" text:outline-level="1"><text:soft-page-break/>6.<text:span text:style-name="T2"> </text:span><text:span text:style-name="T4">Fluxo Principal</text:span></text:h>
      <text:p text:style-name="P32">&lt;<text:span text:style-name="T19">Também conhecido como cenário de sucesso. É o cenário do caso de uso em que tudo se realizará normalmente; é o fluxo normal. Deve ser sempre colocada a letra “P” antes da numeração, indicando que o fluxo descrito faz parte do Fluxo Principal. Para casos de uso de manutenção (CRUD), o fluxo básico deve ser a inclusão ou cadastro. Devem ser detalhadas as ações sem serem abordados os detalhes de implementação</text:span>&gt;</text:p>
      <text:p text:style-name="P37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6"/>
            <text:p text:style-name="P6"/>
            <text:p text:style-name="P6"/>
          </table:table-cell>
        </table:table-row>
      </table:table>
      <text:h text:style-name="Heading_20_1" text:outline-level="1">7. Fluxo Alternativo</text:h>
      <text:p text:style-name="P33">&lt;<text:span text:style-name="T20">Aqui serão tratados todos os fluxos que não obedecem à forma normal de execução, isto é, são eventos alternativos do caso de uso, configurando cenários diferentes ou tratando outras funcionalidades, como, por exemplo, uma alteração ou uma exclusão. Para descrevê-lo,deve-se sempre colocar a letra “A”, seguido de um numero inteiro seqüencial, para identificar unicamente o fluxo alternativo; em seguida inserir o identificador do passo do fluxo principal a que se refere o fluxo alternativo entre colchetes. Deve-se inserir ainda uma descrição para o fluxo alternativo, identificado seu objetivo</text:span>.&gt;</text:p>
      <text:p text:style-name="P37"/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6"/>
            <text:p text:style-name="P6"/>
            <text:p text:style-name="P6"/>
          </table:table-cell>
        </table:table-row>
      </table:table>
      <text:h text:style-name="P48" text:outline-level="1"><text:span text:style-name="T2">8. </text:span><text:span text:style-name="T4">Fluxo de Exceção</text:span></text:h>
      <text:p text:style-name="P33">&lt;<text:span text:style-name="T20">Neste tópico, devem ser descritas todas as exceções, isto é, todas as circunstâncias ou situações que possam comprometer o bom funcionamento do sistema; como, por exemplo, uma exclusão que não pode acontecer. No caso de campo obrigatório ou inválido, referenciar a tabela de especificação de dados.Para descrever uma exceção, deve-se sempre colocar a letra “E”, seguida de um número inteiro seqüencial, para identificar unicamente o fluxo de exceção; em seguida, inserir o identificador do passo do fluxo principal ou alternativo a que se refere à exceção, entre colchetes. Deve-se inserir ainda uma descrição identificando seu objetivo. Quando a exceção acontecer em um fluxo alternativo, indicar o passo específico em que pode ocorrer</text:span>&gt;</text:p>
      <text:p text:style-name="P27"/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4"/>
            <text:p text:style-name="P4"/>
            <text:p text:style-name="P4"/>
          </table:table-cell>
        </table:table-row>
      </table:table>
      <text:h text:style-name="P48" text:outline-level="1">9.<text:span text:style-name="T2"> </text:span><text:span text:style-name="T4">Pós-condições</text:span></text:h>
      <text:p text:style-name="P34">&lt;<text:span text:style-name="T21">Aqui deve ser descrito o que deve ser verdadeiro quando o processo terminar com sucesso, mostrando o resultado após a execução do caso de uso. Deve-se colocar as criações de objetos, alterações de valores de atributos, associações formadas ou desfeitas, ou destruições de objetos. Verificar se os fluxos alternativos levam a diferentes pós-condições. </text:span>&gt;</text:p>
      <text:p text:style-name="P27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4"/>
            <text:p text:style-name="P4"/>
            <text:p text:style-name="P4"/>
          </table:table-cell>
        </table:table-row>
      </table:table>
      <text:h text:style-name="P51" text:outline-level="1">10. Requisitos Não-Funcionais</text:h>
      <text:p text:style-name="P27">&lt;Informe os requisitos de padrão, requisitos de hardware e software, requisitos de desempenho, requisitos de segurança, dentre outros requisitos não-funcionais.&gt;</text:p>
      <text:h text:style-name="P54" text:outline-level="2"><text:soft-page-break/></text:h>
      <table:table table:name="Tabela33" table:style-name="Tabela33">
        <table:table-column table:style-name="Tabela33.A"/>
        <table:table-row>
          <table:table-cell table:style-name="Tabela33.A1" office:value-type="string">
            <text:p text:style-name="P4"/>
            <text:p text:style-name="P4"/>
            <text:p text:style-name="P4"/>
          </table:table-cell>
        </table:table-row>
      </table:table>
      <text:h text:style-name="P52" text:outline-level="1">1<text:span text:style-name="T28">1</text:span>. <text:span text:style-name="T28">Casos de Abuso</text:span></text:h>
      <text:p text:style-name="P39">&lt;Informe os <text:span text:style-name="T28">casos de abuso relacionados</text:span>.&gt;</text:p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7"/>
            <text:p text:style-name="P7"/>
            <text:p text:style-name="P7"/>
          </table:table-cell>
        </table:table-row>
      </table:table>
      <text:h text:style-name="P53" text:outline-level="1"><text:span text:style-name="T2">1</text:span><text:span text:style-name="T8">2</text:span><text:span text:style-name="T2">. </text:span><text:span text:style-name="T5">Pontos de Extensão</text:span></text:h>
      <text:p text:style-name="P35">&lt;<text:span text:style-name="T22">É uma indicação de que existe um relacionamento de extensão entre casos de uso. Deve ser definido no caso de uso base (o que é estendido), especificando em que passo do fluxo de eventos o caso de uso é estendido e sob que condições. O caso de uso base pode ser executado mesmo sem a extensão </text:span>.&gt;</text:p>
      <text:p text:style-name="P27"/>
      <table:table table:name="Tabela30" table:style-name="Tabela30">
        <table:table-column table:style-name="Tabela30.A"/>
        <table:table-row>
          <table:table-cell table:style-name="Tabela30.A1" office:value-type="string">
            <text:p text:style-name="P4"/>
            <text:p text:style-name="P4"/>
            <text:p text:style-name="P4"/>
          </table:table-cell>
        </table:table-row>
      </table:table>
      <text:p text:style-name="P23"/>
      <text:h text:style-name="P50" text:outline-level="1"><text:span text:style-name="T2">1</text:span><text:span text:style-name="T8">3</text:span><text:span text:style-name="T2">. </text:span><text:span text:style-name="T7">Telas</text:span></text:h>
      <text:p text:style-name="P36">&lt;<text:span text:style-name="T23">As telas do caso de uso podem ser criadas com a ferramenta </text:span><text:span text:style-name="T26">de </text:span><text:span text:style-name="T23">prototipação</text:span>&gt;</text:p>
      <text:p text:style-name="P3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/>
            <text:p text:style-name="P5"/>
            <text:p text:style-name="P5"/>
          </table:table-cell>
        </table:table-row>
      </table:table>
      <text:p text:style-name="P24"/>
      <text:h text:style-name="P50" text:outline-level="1"><text:span text:style-name="T2">1</text:span><text:span text:style-name="T8">4</text:span><text:span text:style-name="T2">. </text:span><text:span text:style-name="T6">Observações</text:span></text:h>
      <text:p text:style-name="P31">&lt;<text:span text:style-name="T26">Descreva observações pertinentes ao caso de uso</text:span>&gt;</text:p>
      <text:p text:style-name="P31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"/>
            <text:p text:style-name="P5"/>
            <text:p text:style-name="P5"/>
          </table:table-cell>
        </table:table-row>
      </table:table>
      <text:p text:style-name="P24"/>
      <text:h text:style-name="P50" text:outline-level="1"><text:span text:style-name="T2">1</text:span><text:span text:style-name="T8">5</text:span><text:span text:style-name="T2">. </text:span><text:span text:style-name="T6">Referências</text:span></text:h>
      <text:p text:style-name="P31">&lt;Esta subseção fornece uma lista completa de todos os documentos mencionados neste documento. Identifique cada documento por título, número do relatório (se aplicável), data e organização de publicação. Especifique as fontes a partir das quais as referências podem ser obtidas.&gt;</text:p>
      <text:p text:style-name="P31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5"/>
            <text:p text:style-name="P5"/>
            <text:p text:style-name="P5"><text:soft-page-break/></text:p>
          </table:table-cell>
        </table:table-row>
      </table:table>
      <text:p text:style-name="P24"/>
      <text:p text:style-name="P2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3">APROVAÇÃO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10">Área Requisitante</text:p>
          </table:table-cell>
          <table:table-cell table:style-name="Tabela2.B2" office:value-type="string">
            <text:p text:style-name="P10">Área de TI</text:p>
          </table:table-cell>
        </table:table-row>
        <table:table-row table:style-name="Tabela2.3">
          <table:table-cell table:style-name="Tabela2.A3" office:value-type="string">
            <text:p text:style-name="P26">_____________________</text:p>
            <text:p text:style-name="P29">&lt;Nome&gt;</text:p>
            <text:p text:style-name="P29">&lt;Cargo&gt;</text:p>
            <text:p text:style-name="P14"><text:span text:style-name="T15">Matrícula.:</text:span> <text:span text:style-name="T11">&lt;Matr.&gt;</text:span></text:p>
          </table:table-cell>
          <table:table-cell table:style-name="Tabela2.B3" office:value-type="string">
            <text:p text:style-name="P26">______________________</text:p>
            <text:p text:style-name="P29">&lt;Nome&gt;</text:p>
            <text:p text:style-name="P29">&lt;Cargo&gt;</text:p>
            <text:p text:style-name="P14"><text:span text:style-name="T15">Matrícula.:</text:span> <text:span text:style-name="T10">&lt;</text:span><text:span text:style-name="T11">Matr</text:span><text:span text:style-name="T10">.&gt;</text:span></text:p>
          </table:table-cell>
        </table:table-row>
        <table:table-row table:style-name="Tabela2.4">
          <table:table-cell table:style-name="Tabela2.B3" table:number-columns-spanned="2" office:value-type="string">
            <text:p text:style-name="P11">____________________________, ________ <text:span text:style-name="T16">de</text:span> _____________________ <text:span text:style-name="T16">de 20</text:span>_____</text:p>
          </table:table-cell>
          <table:covered-table-cell/>
        </table:table-row>
      </table:table>
      <text:p text:style-name="Standard"/>
      <text:p text:style-name="Standard"/>
      <text:p text:style-name="Standard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3">CIÊNCIA</text:p>
          </table:table-cell>
        </table:table-row>
        <table:table-row table:style-name="Tabela3.2">
          <table:table-cell table:style-name="Tabela3.A2" office:value-type="string">
            <text:p text:style-name="P10">Contratada (quando aplicável)</text:p>
          </table:table-cell>
        </table:table-row>
        <table:table-row table:style-name="Tabela3.3">
          <table:table-cell table:style-name="Tabela3.A3" office:value-type="string">
            <text:p text:style-name="P26">_____________________</text:p>
            <text:p text:style-name="P29">&lt;Nome&gt;</text:p>
            <text:p text:style-name="P29">&lt;Cargo&gt;</text:p>
          </table:table-cell>
        </table:table-row>
        <table:table-row table:style-name="Tabela3.4">
          <table:table-cell table:style-name="Tabela3.A3" office:value-type="string">
            <text:p text:style-name="P11">____________________________, ________ <text:span text:style-name="T16">de</text:span> _____________________ <text:span text:style-name="T16">de 20</text:span>_____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4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Tahoma" svg:font-family="Tahoma" style:font-adornments="Negrito" style:font-family-generic="swiss" style:font-pitch="variable"/>
    <style:font-face style:name="Tahoma1" svg:font-family="Tahoma" style:font-adornments="Normal" style:font-family-generic="swiss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ahoma" fo:font-size="13pt" fo:font-weight="bold" style:font-name-asian="SimSun" style:font-size-asian="24pt" style:font-weight-asian="bold" style:font-name-complex="Tahoma3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ahoma" fo:font-size="11pt" fo:font-weight="bold" style:font-name-asian="SimSun" style:font-size-asian="18pt" style:font-weight-asian="bold" style:font-name-complex="Tahoma3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Tahoma3" style:font-size-complex="14pt" style:font-weight-complex="bold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infoblue" style:family="paragraph" style:parent-style-name="Standard">
      <style:paragraph-properties fo:margin-left="1.27cm" fo:margin-right="0cm" fo:margin-top="0cm" fo:margin-bottom="0.212cm" fo:orphans="2" fo:widows="2" fo:text-indent="0cm" style:auto-text-indent="false"/>
      <style:text-properties fo:color="#0000ff" fo:language="pt" fo:country="BR" fo:font-style="italic" style:font-style-asian="italic" style:font-style-complex="italic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ahoma1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ahoma1"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estern" style:family="paragraph" style:parent-style-name="Standard">
      <style:paragraph-properties fo:margin-top="0.176cm" fo:margin-bottom="0.21cm" fo:line-height="100%" fo:orphans="2" fo:widows="2"/>
      <style:text-properties fo:font-size="12pt" fo:language="pt" fo:country="B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995cm" table:align="left"/>
    </style:style>
    <style:style style:name="Tabela6.A" style:family="table-column">
      <style:table-column-properties style:column-width="1.681cm"/>
    </style:style>
    <style:style style:name="Tabela6.B" style:family="table-column">
      <style:table-column-properties style:column-width="0.667cm"/>
    </style:style>
    <style:style style:name="Tabela6.C" style:family="table-column">
      <style:table-column-properties style:column-width="1.743cm"/>
    </style:style>
    <style:style style:name="Tabela6.D" style:family="table-column">
      <style:table-column-properties style:column-width="3.087cm"/>
    </style:style>
    <style:style style:name="Tabela6.E" style:family="table-column">
      <style:table-column-properties style:column-width="7.37cm"/>
    </style:style>
    <style:style style:name="Tabela6.F" style:family="table-column">
      <style:table-column-properties style:column-width="2.448cm"/>
    </style:style>
    <style:style style:name="Tabela6.1" style:family="table-row">
      <style:table-row-properties style:min-row-height="0.492cm"/>
    </style:style>
    <style:style style:name="Tabe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F1" style:family="table-cell">
      <style:table-cell-properties style:vertical-align="middle" fo:padding="0.097cm" fo:border="0.002cm solid #000000"/>
    </style:style>
    <style:style style:name="Tabela6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6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6.C4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9.349cm" style:rel-column-width="36038*"/>
    </style:style>
    <style:style style:name="Tabela5.B" style:family="table-column">
      <style:table-column-properties style:column-width="3.226cm" style:rel-column-width="12436*"/>
    </style:style>
    <style:style style:name="Tabela5.C" style:family="table-column">
      <style:table-column-properties style:column-width="4.426cm" style:rel-column-width="17061*"/>
    </style:style>
    <style:style style:name="Tabela5.A1" style:family="table-cell">
      <style:table-cell-properties fo:padding="0.097cm" fo:border="none"/>
    </style:style>
    <style:style style:name="MP1" style:family="paragraph" style:parent-style-name="Standard" style:list-style-name="ML1">
      <style:paragraph-properties fo:margin-left="0.048cm" fo:margin-right="0cm" fo:text-align="center" style:justify-single-word="false" fo:text-indent="0cm" style:auto-text-indent="false">
        <style:tab-stops/>
      </style:paragraph-properties>
      <style:text-properties fo:font-variant="normal" fo:text-transform="none" fo:color="#0000ff" style:font-name="Tahoma2" fo:font-size="8pt" fo:letter-spacing="normal" fo:language="pt" fo:country="BR" fo:font-style="italic" fo:font-weight="normal" style:font-size-asian="8pt" style:font-style-asian="italic" style:font-weight-asian="normal" style:font-size-complex="8pt" style:font-style-complex="italic" style:font-weight-complex="bold"/>
    </style:style>
    <style:style style:name="MP2" style:family="paragraph" style:parent-style-name="Standard" style:list-style-name="ML1">
      <style:paragraph-properties fo:margin-left="-0.035cm" fo:margin-right="0.005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2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Standard">
      <style:paragraph-properties fo:margin-left="-0.035cm" fo:margin-right="0.005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2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Tahoma2"/>
    </style:style>
    <style:style style:name="MP5" style:family="paragraph" style:parent-style-name="Table_20_Contents">
      <style:paragraph-properties fo:text-align="center" style:justify-single-word="false"/>
      <style:text-properties style:font-name="Tahoma2" fo:font-size="10pt" fo:font-weight="bold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Tahoma2" fo:font-size="10pt" fo:font-weight="bold" officeooo:rsid="000f3e3c" officeooo:paragraph-rsid="000f3e3c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Tahoma2" fo:font-size="8pt" fo:font-weight="bold" style:font-size-asian="8pt" style:font-weight-asian="bold" style:font-size-complex="8pt" style:font-weight-complex="bold"/>
    </style:style>
    <style:style style:name="MP8" style:family="paragraph" style:parent-style-name="Standard">
      <style:text-properties fo:font-weight="bold" style:font-weight-asian="bold" style:font-weight-complex="bold"/>
    </style:style>
    <style:style style:name="MP9" style:family="paragraph" style:parent-style-name="Standard">
      <style:text-properties style:font-name="Tahoma2" fo:font-size="8pt" style:font-size-asian="8pt" style:font-size-complex="8pt"/>
    </style:style>
    <style:style style:name="MP10" style:family="paragraph" style:parent-style-name="Standard">
      <style:paragraph-properties fo:text-align="end" style:justify-single-word="false"/>
      <style:text-properties style:font-name="Tahoma2" fo:font-size="8pt" style:font-size-asian="8pt" style:font-size-complex="8pt"/>
    </style:style>
    <style:style style:name="MP11" style:family="paragraph" style:parent-style-name="Footer">
      <style:paragraph-properties fo:text-align="end" style:justify-single-word="false"/>
      <style:text-properties fo:font-size="6pt" style:font-size-asian="6pt" style:font-size-complex="6pt"/>
    </style:style>
    <style:style style:name="MT1" style:family="text">
      <style:text-properties fo:language="pt" fo:country="BR" fo:font-weight="normal" style:font-weight-asian="normal" style:font-name-complex="Ari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column table:style-name="Tabela6.E"/>
          <table:table-column table:style-name="Tabela6.F"/>
          <table:table-row table:style-name="Tabela6.1">
            <table:table-cell table:style-name="Tabela6.A1" office:value-type="string">
              <text:list xml:id="list1009971097" text:style-name="ML1">
                <text:list-header>
                  <text:p text:style-name="MP1">&lt;Inserir logo.&gt;</text:p>
                </text:list-header>
              </text:list>
            </table:table-cell>
            <table:table-cell table:style-name="Tabela6.B1" table:number-columns-spanned="4" office:value-type="string">
              <text:list xml:id="list1688257908" text:continue-numbering="true" text:style-name="ML1">
                <text:list-header>
                  <text:p text:style-name="MP2">&lt;Inserir nome do Ministério.&gt;</text:p>
                  <text:p text:style-name="MP2">&lt;Inserir nome da Secretaria/Departamento/Setor/Entidade.&gt;</text:p>
                </text:list-header>
              </text:list>
              <text:p text:style-name="MP3"/>
            </table:table-cell>
            <table:covered-table-cell/>
            <table:covered-table-cell/>
            <table:covered-table-cell/>
            <table:table-cell table:style-name="Tabela6.F1" office:value-type="string">
              <text:p text:style-name="MP4"><draw:frame draw:style-name="Mfr1" draw:name="figura114" text:anchor-type="as-char" svg:width="2.141cm" svg:height="1.058cm" draw:z-index="5"><draw:image xlink:href="Pictures/1000000000000382000001BBDE15DA4B.png" xlink:type="simple" xlink:show="embed" xlink:actuate="onLoad"/></draw:frame></text:p>
            </table:table-cell>
          </table:table-row>
          <table:table-row>
            <table:table-cell table:style-name="Tabela6.A2" table:number-columns-spanned="6" office:value-type="string">
              <text:p text:style-name="MP5">PROCESSO DE SOFTWARE PARA O SISP (PSW-SIS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2" table:number-columns-spanned="6" office:value-type="string">
              <text:p text:style-name="MP6">Especificação de Caso de Uso (ECU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4" table:number-columns-spanned="2" office:value-type="string">
              <text:p text:style-name="MP7">Código/Sigla:</text:p>
            </table:table-cell>
            <table:covered-table-cell/>
            <table:table-cell table:style-name="Tabela6.C4">
              <text:p text:style-name="MP7"/>
            </table:table-cell>
            <table:table-cell table:style-name="Tabela6.A4" office:value-type="string">
              <text:p text:style-name="MP7">Nome do Projeto:</text:p>
            </table:table-cell>
            <table:table-cell table:style-name="Tabela6.A2" table:number-columns-spanned="2" office:value-type="string">
              <text:p text:style-name="MP7"/>
            </table:table-cell>
            <table:covered-table-cell/>
          </table:table-row>
        </table:table>
        <text:p text:style-name="MP8"/>
      </style:header>
      <style:footer>
        <table:table table:name="Tabela5" table:style-name="Tabela5">
          <table:table-column table:style-name="Tabela5.A"/>
          <table:table-column table:style-name="Tabela5.B"/>
          <table:table-column table:style-name="Tabela5.C"/>
          <table:table-row>
            <table:table-cell table:style-name="Tabela5.A1" office:value-type="string">
              <text:p text:style-name="MP9"><text:span text:style-name="MT1">Arquivo: </text:span><text:span text:style-name="MT1"><text:file-name text:display="name-and-extension">PSW-SISP_Especificação de Caso de Uso v0.2.odt</text:file-name></text:span></text:p>
            </table:table-cell>
            <table:table-cell table:style-name="Tabela5.A1" office:value-type="string">
              <text:p text:style-name="MP9"/>
            </table:table-cell>
            <table:table-cell table:style-name="Tabela5.A1" office:value-type="string">
              <text:p text:style-name="MP10"><text:page-number text:select-page="current">1</text:page-number>/<text:page-count>6</text:page-count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anuelle Silva</meta:initial-creator>
    <meta:creation-date>2011-08-15T10:21:03.44</meta:creation-date>
    <dc:date>2012-04-26T14:58:53</dc:date>
    <dc:creator>Marcelo Paiva</dc:creator>
    <meta:editing-duration>PT60H40M57S</meta:editing-duration>
    <meta:editing-cycles>150</meta:editing-cycles>
    <meta:generator>OpenOffice.org/3.2$Linux OpenOffice.org_project/320m19$Build-9505</meta:generator>
    <meta:document-statistic meta:table-count="20" meta:image-count="1" meta:object-count="0" meta:page-count="6" meta:paragraph-count="77" meta:word-count="817" meta:character-count="5231"/>
  </office:meta>
</office:document-meta>
</file>